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23-01-31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22-01-06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21-01-05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20-01-23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19-02-05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17-01-18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16-01-05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14-12-04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13-12-1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13-01-18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12-01-03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10-12-30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10-01-08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09-01-12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08-01-3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07-01-29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06-01-09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05-01-25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04-02-15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03-01-10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0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2001-02-14 0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99-01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98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97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96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9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9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9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9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9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6584" calcext:value-type="float">
            <text:p>48.1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90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5032" calcext:value-type="float">
            <text:p>49.4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6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6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4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3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3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3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3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2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2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9152" calcext:value-type="float">
            <text:p>55.6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2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2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1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1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1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1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1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1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0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9368" calcext:value-type="float">
            <text:p>61.99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0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0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0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0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9008" calcext:value-type="float">
            <text:p>62.9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0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8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3912" calcext:value-type="float">
            <text:p>70.92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5624" calcext:value-type="float">
            <text:p>70.90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4328" calcext:value-type="float">
            <text:p>71.20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7752" calcext:value-type="float">
            <text:p>71.16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3888" calcext:value-type="float">
            <text:p>71.49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9304" calcext:value-type="float">
            <text:p>69.86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5896" calcext:value-type="float">
            <text:p>70.79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0864" calcext:value-type="float">
            <text:p>70.92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8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6312" calcext:value-type="float">
            <text:p>71.07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432" calcext:value-type="float">
            <text:p>71.27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9544" calcext:value-type="float">
            <text:p>71.78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8072" calcext:value-type="float">
            <text:p>73.72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3144" calcext:value-type="float">
            <text:p>73.92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3288" calcext:value-type="float">
            <text:p>74.31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9112" calcext:value-type="float">
            <text:p>74.42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7064" calcext:value-type="float">
            <text:p>74.80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8376" calcext:value-type="float">
            <text:p>75.39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6976" calcext:value-type="float">
            <text:p>75.62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1088" calcext:value-type="float">
            <text:p>75.76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7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5504" calcext:value-type="float">
            <text:p>77.5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8904" calcext:value-type="float">
            <text:p>78.0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0704" calcext:value-type="float">
            <text:p>77.2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6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8256" calcext:value-type="float">
            <text:p>78.2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602095092405</text:p>
          </table:table-cell>
          <table:table-cell office:value-type="string" calcext:value-type="string">
            <text:p>1975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6" meta:object-count="0"/>
    <meta:user-defined meta:name="AppVersion">3.0</meta:user-defined>
  </office:meta>
</office:document-meta>
</file>